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Heading_20_1">
      <style:paragraph-properties fo:margin-top="0.1181in" fo:margin-bottom="0.0398in" style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" fo:font-size="10pt" fo:font-style="italic" officeooo:rsid="001ba58c" style:font-size-asian="12pt" style:font-style-asian="italic" style:font-name-complex="FreeSans2" style:font-size-complex="12pt" style:font-style-complex="italic"/>
    </style:style>
    <style:style style:name="T8" style:family="text">
      <style:text-properties officeooo:rsid="001d59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ext:h text:style-name="P10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140646623019888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<text:span text:style-name="T8">I</text:span> d'un implant <text:text-input text:description="&lt;o.iol_type&gt;">iol_type</text:text-input><text:s/><text:text-input text:description="&lt;o.iol_power&gt;">iol_power</text:text-input><text:s/>D dans le sac capsulaire.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026351070512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style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1.4.2$Linux_X86_64 LibreOffice_project/10$Build-2</meta:generator>
    <dc:date>2021-07-30T03:06:02.201051895</dc:date>
    <meta:editing-duration>PT11H39M59S</meta:editing-duration>
    <meta:editing-cycles>180</meta:editing-cycles>
    <meta:document-statistic meta:table-count="2" meta:image-count="0" meta:object-count="0" meta:page-count="1" meta:paragraph-count="55" meta:word-count="352" meta:character-count="2161" meta:non-whitespace-character-count="1935"/>
  </office:meta>
</office:document-meta>
</file>